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यम खबरो</text:p>
      <text:p>पॅरा टिचर्सांक रेगूलरायज करपाचें उतर शिक्षण खात्यान नोटीसेचेर दिवचें पॅरा टिचर्सांची मागणी शिक्षण खात्याभायर ठिय्या ऑर्डर काडटां म्हूण आमदारांची मध्यस्ती टिचरी आंदोलन फाटीं घेवंक राजी.</text:p>
      <text:p>प्रफुल्ल हेदे लीज रिनिव्हल आनी डिले कंडोन केशींत दिगंबर कामत पावलो एसआयटी मायन्सामुखार दोनेक वरां चवकशी सध्या अंतरीम जामिनाचेर मेकळो.</text:p>
      <text:p>. गोंयच्या वास्कोपटणा एक्स्प्रेसीक उत्तर प्रदेशांत एक्सिडॅन्ट तीग जाण गेले 9 जाण जखमी ट्रॅकाक फूट गेल्ल्यान ट्रेन घसरली प्राथमीक पळोवणेवेल्यान दुबाव घडणुकेची इंक्वायरी.</text:p>
      <text:p>लेबर एम्प्लॉयमेंट एक्स्चेंजींत मोठ्यो सुदारणा ऑनलायन एम्प्लॉयमेंट रजिस्ट्रेशनाचो प्रस्ताव आधारकार्डावरवी खासगी कंपन्यांनीय कामाक लागिल्ल्यांची नोंद गोंयकारांक स्किल ट्रेनिंग.</text:p>
      <text:p>सत्तरींत हिवरें चरावणे गुळेली वाठारांत नव्या सिझनांत मेळे 6 मेल्ले माकड नव्या सिझनांत माकडतापाच्या सादूरकायेची शिटकावणी भलायकी खात्याच्यो मोहिमो सुरु.</text:p>
      <text:p>आनी</text:p>
      <text:p>6. आयएसएल सर्तींत मुंबय सिटी आड खेळपाक एफसी गोवा टीम पावली मुंबय चेन्नईन एफसी आड पयली मॅच जिकिल्ल्यान एफसी गोवा उमेदीर कोच म्हण्टा आक्रमकूच खेळटले.</text:p>
      <text:p>पयले जिनो कप अंडर16 क्रिकेट सर्तींत बार्देश वस्ताद तिसवाडी उपजैतिवंत सर्त जातली दरवर्सा म्हणटा पुरस्कर्तो दिलीप साळगांवकार</text:p>
      <text:p>पॅरा टिचर्स 25 तारकेमेरेन सेवेंत रुजु जाले जाल्यार तांकां रेगूलरायज करतले म्हण्टा तें उतर शिक्षण खात्यान नोटीस काडून दिवचें बाकीचो कसलोच आदेश चलचो ना म्हूण पॅरा टिचर्सांची नवी मागणी. ही मागणी मान्य जाल्यार खंय ते स्ट्रायक फाटीं घेतले. सकाळीं 144 जमावबंदी आदेश लावन तांकां पुलिसांनी विधानसभा कॉम्प्लॅक्साभायर काडलीं. थंयच्या वचून तीं शिक्षण खात्याकडेन बसलीं. बीजेपीच्या दोगा आमदारांनी तांकां मेळून ऑर्डर काडटां म्हूण सांगून निमाणे आंदोलन फाटीं घेवंक राजी केलीं.</text:p>
      <text:p>प्रफुल्ल हेदे लीज रिनिव्हल आनी डिले कंडोन करपाचे केशींत आदलो मुख्यमंत्री आनी मायन्स मंत्री दिगंबर कामत शुक्रारा सकाळीं एसआयटी मायन्सामुखार चवकशेक पावलो. एसआयटीन ताची सुमार 2 वरां चौकशी केली. केशीविशीं जाय त्यो सगल्यो फायली एसआयटीकडेन आसा म्हूण तो मीडियाकडेन उलयलो. हे केशींत कामत सध्या अंतरीम जामिनाचेर आसा.</text:p>
      <text:p>गोंयच्या वास्कोपटणा एक्स्प्रेसीक उत्तर प्रदेशांत जाल्ल्या एक्सिडॅन्टांत तीग जाण सोपले. ट्रेनीचे 13 डबे उत्तर प्रदेशांत चित्रकूटा लागसार रातीं रुळावेल्यान घसरले. ह्या एक्सिडॅन्टांत 9 जाण जखमीय जाल्यात. रेल्वेच्या रुळाक फूट गेल्ली. ताकालागून ट्रेन रुळावेल्यान घसरली असो दुबाव उत्तर प्रदेशाच्या अतिरिक्त महासंचालकान प्राथमीक पळोवणेवेल्यान उक्तायला. बचाव कार्य चालू आसा. केंद्रीय रेल मंत्र्यान आता इन्काव्यरी मागल्या</text:p>
      <text:p>घेवया कमर्शियल ब्रेक</text:p>
      <text:p>लेबर एम्प्लॉयमेंट खात्यांत मोठ्यो सुदारणा चालू आसा. फुडें भुरगे घरा बसुन ऑनलायन एम्प्लॉयमेंट रेजिस्ट्रेशन करपाक शकतले. सरकारी नोकरयो मेळटा तांचींच हे एक्स्चेंजींत ज्यॉबाक लागल्या म्हूण नोंद आसा. आतां आधारकार्डावरवी खासगी कंपन्यांनीय कामाक लागिल्ल्यांचींच नोंद जातली. तेखातीर खासा सॉफ्टवेयर जीईएल करता. कंपन्यांनी बिगर गोंयकार कामाक घेतिल्ले आसल्यार ताचीं कारणा सोदुन गोंयकाराक ते कामाक ट्रेन करुंक खातें खंय स्किल डॅव्हलापमेंट अधिकारी नेमपाचें आसा.</text:p>
      <text:p>इफ्फींतल्यान भायर काडिल्ल्या वादग्रस्त एस दुर्गा पिक्चराचो वाद सोंपना. केरला हायकोर्टान इफ्फींत हो पिक्चर दाखोवचो म्हूण निकाल दिल्या उपरांतूय म्हायती आनी वितरावणी मंत्रालय आनी इफ्फीचे आयोजक आयकनात. एकवांगडी खंडपीठान दिल्ल्या ह्या निकालाक हरकत घेवनह्या निकालाचेर स्टे दिवची म्हूण इफ्फी आयोजक परत केरळ हायकोर्टांत गेल्ले. पूण केरला हायकोर्टान सिंगल बँचाचो निकाल कायम दवरलो मात तो मेरेन इफ्फीचे पांच दीस गेले अजूनय एस दुर्गा इफ्फींत स्क्रिन जातलें म्हणपाची शाश्वती ना.</text:p>
      <text:p>प्रादेशिक आराखडो कडेक दवरून पर्रीकार सरकार खंय पीडीएक वापरता. फाटल्या दारान सगळीं बेकायदेशीर आनी कंस्ट्रक्शनाचीं कामां करपाचें कारस्थान चल्लां. युती वांगड्यांक थारावंक खंय भ्रश्टाचारी सरकाराची ही नवी चाल. काँग्रेसीन प्रादेशीक आराखडो केल्लो लोकांनी आक्षेप घेतलो खरो मात बीजेपी सरकार फाटली पाच वर्सां प्रादेशीक आराखडो करुंक फेल करप्ट बीजेपीक सव्व्या वर्सांय प्लान करुंक जमना.</text:p>
      <text:p>घेवया कमर्शियल ब्रेक</text:p>
      <text:p>एकार एक अपशकुना उपरांत मोपा विमानतळाच्या कामाक सरकाराक मात्शी थाकाय मेळ्ळ्या. एनजीटीन गोंय सरकाराक मोपा विमानतळाच्या वाठारांत झाडां मारपाखातीर अर्ज करुंक माऩ्यताय दिल्या. हाचेपयली एनजीटीन गोंय सरकाराक नियोजीत मोपा विमानतळाच्या वाठारांत कसलेंच झाड मारचे न्ही म्हूण निर्देश दिल्ले. आतां योग्य ऑथोरिटीकडेन अर्ज करचो म्हूण एनजीटीन सरकाराक सांगलां.</text:p>
      <text:p>एफड़ीए उपरांत आतां शारां शारांनी केन्ना न्ही त्यो अकस्मात वजन माप खात्याच्यो रेडी सुरु जाल्यातवजन आनी माप खात्यान म्हापश्यां शुक्रारा बाजारा दिसा अकस्मात रेड मारून कितलेशाच जाणांच्यो तागड्यो मापां जप्त केलीं. कांय मटन स्टॉलवाल्यांच्यो नुस्तेंकार आनी फळभाजीवाल्यां तागड्यो इलॅक्ट्रॉनिक वजनकाटे सुकी सुंगटा विकतल्ची मापांय खंय सारकीं नाशिल्लीं. पॅत्रॉल पंपारूय वचून खंय तांचे मीटर तपासले.</text:p>
      <text:p>ओल्ड गोवा बायपासार जाल्ल्या एक्सिडॅन्टांत एकलो आक्ताक सोपलो मेळळ्या त्या माहितीप्रमाण सोपला तो 25 वर्साचो कामगार. तो खंय रस्तो क्रॉस करतालो तेन्ना ट्रकान ताका धपको दिलो. धपक्यासरशीं तो सोपलो ट्रकवालो स्पोटावेल्यान पळपाचो यत्न करतालो लोकांनी ताका धरलो स्पोटार आशिल्ले लोक सांगता ते प्रमाण ट्रक ड्रायव्हर आनी क्लिनर दोगूय टाय्ट ट्रक राजस्थान रजीस्टर्ड.</text:p>
      <text:p>घेवया कमर्शियल ब्रेक</text:p>
      <text:p>सत्तरींत हिवरें चरावणे गुळेली वाठारांत नव्या सिझनांत 6 मेल्ले माकड मेळळ्यात. थंयच्या लोकांक माकडतापाचेर नव्या सिझनांत सादूरकायेची शिटकावणी. माकडतापाचो सिझन आयिल्ल्यान सत्तरींत भलायकी खात्यान जागृताय आनी वाशीनांची मोहीम सुरु केल्या. अधिकायांनी थंयचें राना खातें पुलीस झेडपी आनी पंचांक म्हूण कार्यावळ दवरिल्ली. अंदू दोडामार्गारमाकडतापाच्यो केशी मेळळ्यात मात गोंयात खंय अजून केस मेळिल्ली ना.</text:p>
      <text:p>आता पळोवया गोंयच्यो सरभोवतणेच्यो खबरो</text:p>
      <text:p>घेवया कमर्शियल ब्रेक</text:p>
      <text:p>आयएसएलांत मुंबय सिटी आड खेळूंक एफसी गोवा टीम मुंबय पावली. चेन्नईन एफसी आड पयली मॅच जिकिल्ल्यान एफसी गोवा उमेदीन आसात. मुंबय सिटी पयले मॅचींत बेंगलुरू आड हारिल्ले. ते अकावंट उघडूंक खेळटले. नवो प्रयोग करचे परस प्लान थारला ते प्रमाणूच खेळटले. आमची टीम आक्रमकूच खेळटली. सगळ्यो टिमी सारख्याच ताकदीच्यो आसात म्हूण एफसी गोवाचो कोच सर्जियो लोबेरा मुंबय प्रि मॅच मिडिया परिशदेंत उलयला. शेनवारा मुंबय सिटीएफसी गोवा मॅच रातची आठांक.</text:p>
      <text:p>पयले जिनो कप अंडर16 दोन दिसांचे क्रिकेट सर्तींत बार्देश तालुका वस्ताद थारलो. फायनलींत तिसवाडी तालुक्याचेर घेतिल्ले लीडीचे आधारार अनिल आरोलकाराचे टिमीक जैतिवंत जावपाचो मान मेळ्ळो. नारायण कांबळीचो तिसवाडी पंगड उपजैतिवंत जालो. गोयांतल्यान टॅस्ट क्लास प्लेयर तयार करपा हेतान जिनो कप दर वर्सा जातलें अशें जिनो फार्मास्युटिकल्साचो चॅरमॅन दिलीप साळगांवकारान जाहीर केले.</text:p>
      <text:p>पॅनजीम स्पोर्टस क्लब आनी केसीसी मोरजी आल्बर्ट डॅव्हलपर्स स्पोर्टस क्लबान पणजे दवरिल्ले पयलें ऑल गोवा क्रिकेट सर्तींचे सेमी फायनलींत पावले. पॅनजीम क्लबान हंगामा स्पोर्टस क्लबाक 8 विकेटींनी माल्ले. हंगामान पयली बॅटिंग करतना 20 ओवरींनी 9 आवट एकशें एकोणपन्नास काडले. पॅनजीम क्लब 2 विकेटी वगडावन जिकले. दुसरे मॅचींत केसीसी मोरजीन पयलीं बॅटिंग करून 9 आवट एकशें तेत्तीस काडले. जाप दितना शिरगांव क्लब सादसश्टांचेर ऑल आवट जाले.</text:p>
      <text:p>अंत्रुज आर्ट अँड स्पोर्टस अकादमी आनी स्पोर्टस ऑथॉरिटी गोवान एकठांय मेळून 25 आनी 26 नोव्हेंबराक ऑल गोवा इन्विटेशनल बास्केटबॉल सर्त दवरल्या. सर्तींक टॉप 8 टिमी काडल्यात. ह्या सर्तीवेळार भुरग्यांखातीरूय सर्ती दवरल्यात. समाजवावूरपी संदीप खांडेपारकार आनी प्रुडंटाचो रिपोर्टर विवेक प्रभूचो सर्तिचे निमतान सत्कार जात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